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000000" style:text-line-through-style="none" style:font-name="Times New Roman" fo:font-size="14pt" fo:language="fr" fo:country="FR" fo:font-style="normal" style:text-underline-style="none" fo:font-weight="normal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ask of Supre power : +150% spell damage // <text:s/><text:span text:style-name="T1">Potion de puissance extrême</text:span></text:p>
      <text:p text:style-name="P1">Elixir de sang de troll majeur : 2 regeneration par seconde //de base dans le jeu</text:p>
      <text:p text:style-name="P1">Flask of the titan : 150% maximum life // <text:span text:style-name="T1">Potion de vitalité supérieure</text:span></text:p>
      <text:p text:style-name="Standard">elixir of the moongose : ++ dexterité et coup critiques // tord <text:s/>boyau du sage</text:p>
      <text:p text:style-name="Standard">greater arcane elixir : +35% spell damage // <text:s/><text:span text:style-name="T1">Potion de puissance extrême</text:span></text:p>
      <text:p text:style-name="Standard">mageblood potion : regenere man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9M48S</meta:editing-duration>
    <meta:editing-cycles>4</meta:editing-cycles>
    <meta:generator>OpenOffice/4.1.7$Win32 OpenOffice.org_project/417m1$Build-9800</meta:generator>
    <dc:date>2023-04-26T15:22:09.95</dc:date>
    <meta:document-statistic meta:table-count="0" meta:image-count="0" meta:object-count="0" meta:page-count="1" meta:paragraph-count="6" meta:word-count="74" meta:character-count="408"/>
    <dc:creator>Julien Nio</dc:creator>
    <meta:user-defined meta:name="Info 1"/>
    <meta:user-defined meta:name="Info 2"/>
    <meta:user-defined meta:name="Info 3"/>
    <meta:user-defined meta:name="Info 4"/>
  </office:meta>
</office:document-meta>
</file>